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rsid="002017c0" officeooo:paragraph-rsid="002017c0"/>
    </style:style>
    <style:style style:name="P2" style:family="paragraph" style:parent-style-name="Standard">
      <style:paragraph-properties fo:margin-left="1.4772in" fo:margin-right="0in" fo:line-height="115%" fo:text-indent="0in" style:auto-text-indent="false"/>
      <style:text-properties fo:color="#000000" fo:font-size="14pt" officeooo:rsid="001dca48" officeooo:paragraph-rsid="001dca48" style:font-size-asian="14pt" style:font-size-complex="14pt"/>
    </style:style>
    <style:style style:name="P3" style:family="paragraph" style:parent-style-name="Standard">
      <style:paragraph-properties fo:margin-left="1.4772in" fo:margin-right="0in" fo:line-height="115%" fo:text-indent="0in" style:auto-text-indent="false"/>
      <style:text-properties fo:color="#000000" fo:font-size="14pt" fo:font-weight="bold" officeooo:rsid="001dca48" officeooo:paragraph-rsid="001dca48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1.9693in" fo:margin-right="0in" fo:line-height="115%" fo:text-indent="0in" style:auto-text-indent="false"/>
      <style:text-properties fo:font-size="14pt" fo:font-weight="bold" officeooo:rsid="001dca48" officeooo:paragraph-rsid="001dca48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/>
      <style:text-properties officeooo:rsid="0022e6ca" officeooo:paragraph-rsid="0022e6ca"/>
    </style:style>
    <style:style style:name="P6" style:family="paragraph" style:parent-style-name="Standard">
      <style:paragraph-properties fo:margin-left="0.9846in" fo:margin-right="0in" fo:line-height="115%" fo:text-indent="0in" style:auto-text-indent="false"/>
      <style:text-properties fo:color="#ce181e" fo:font-size="15pt" officeooo:rsid="001dca48" officeooo:paragraph-rsid="002017c0" style:font-size-asian="15pt" style:font-size-complex="15pt"/>
    </style:style>
    <style:style style:name="T1" style:family="text">
      <style:text-properties fo:color="#ed1c24" style:text-underline-style="none"/>
    </style:style>
    <style:style style:name="T2" style:family="text">
      <style:text-properties fo:color="#ed1c24" style:text-underline-style="none" officeooo:rsid="002017c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a xlink:type="simple" xlink:href="https://courses.edx.org/courses/course-v1:Dartmouth_IMTx+DART.IMT.C.02+1T2018/course/#block-v1:Dartmouth_IMTx+DART.IMT.C.02+1T2018+type@sequential+block@fc9008c149444ca0a623cc332fc01e06" text:style-name="Internet_20_link" text:visited-style-name="Visited_20_Internet_20_Link"><text:span text:style-name="T1">Combinin</text:span></text:a><text:a xlink:type="simple" xlink:href="https://courses.edx.org/courses/course-v1:Dartmouth_IMTx+DART.IMT.C.02+1T2018/course/#block-v1:Dartmouth_IMTx+DART.IMT.C.02+1T2018+type@sequential+block@fc9008c149444ca0a623cc332fc01e06" text:style-name="Internet_20_link" text:visited-style-name="Visited_20_Internet_20_Link"><text:span text:style-name="T2">g</text:span></text:a><text:a xlink:type="simple" xlink:href="https://courses.edx.org/courses/course-v1:Dartmouth_IMTx+DART.IMT.C.02+1T2018/course/#block-v1:Dartmouth_IMTx+DART.IMT.C.02+1T2018+type@sequential+block@fc9008c149444ca0a623cc332fc01e06" text:style-name="Internet_20_link" text:visited-style-name="Visited_20_Internet_20_Link"><text:span text:style-name="T1"> logi</text:span></text:a><text:a xlink:type="simple" xlink:href="https://courses.edx.org/courses/course-v1:Dartmouth_IMTx+DART.IMT.C.02+1T2018/course/#block-v1:Dartmouth_IMTx+DART.IMT.C.02+1T2018+type@sequential+block@fc9008c149444ca0a623cc332fc01e06" text:style-name="Internet_20_link" text:visited-style-name="Visited_20_Internet_20_Link"><text:span text:style-name="T2">c</text:span></text:a><text:a xlink:type="simple" xlink:href="https://courses.edx.org/courses/course-v1:Dartmouth_IMTx+DART.IMT.C.02+1T2018/course/#block-v1:Dartmouth_IMTx+DART.IMT.C.02+1T2018+type@sequential+block@fc9008c149444ca0a623cc332fc01e06" text:style-name="Internet_20_link" text:visited-style-name="Visited_20_Internet_20_Link"><text:span text:style-name="T1"> condition</text:span></text:a><text:a xlink:type="simple" xlink:href="https://courses.edx.org/courses/course-v1:Dartmouth_IMTx+DART.IMT.C.02+1T2018/course/#block-v1:Dartmouth_IMTx+DART.IMT.C.02+1T2018+type@sequential+block@fc9008c149444ca0a623cc332fc01e06" text:style-name="Internet_20_link" text:visited-style-name="Visited_20_Internet_20_Link"><text:span text:style-name="T2">s</text:span></text:a><text:a xlink:type="simple" xlink:href="https://courses.edx.org/courses/course-v1:Dartmouth_IMTx+DART.IMT.C.02+1T2018/course/#block-v1:Dartmouth_IMTx+DART.IMT.C.02+1T2018+type@sequential+block@fc9008c149444ca0a623cc332fc01e06" text:style-name="Internet_20_link" text:visited-style-name="Visited_20_Internet_20_Link"><text:span text:style-name="T1"> usin</text:span></text:a><text:a xlink:type="simple" xlink:href="https://courses.edx.org/courses/course-v1:Dartmouth_IMTx+DART.IMT.C.02+1T2018/course/#block-v1:Dartmouth_IMTx+DART.IMT.C.02+1T2018+type@sequential+block@fc9008c149444ca0a623cc332fc01e06" text:style-name="Internet_20_link" text:visited-style-name="Visited_20_Internet_20_Link"><text:span text:style-name="T2">g</text:span></text:a><text:a xlink:type="simple" xlink:href="https://courses.edx.org/courses/course-v1:Dartmouth_IMTx+DART.IMT.C.02+1T2018/course/#block-v1:Dartmouth_IMTx+DART.IMT.C.02+1T2018+type@sequential+block@fc9008c149444ca0a623cc332fc01e06" text:style-name="Internet_20_link" text:visited-style-name="Visited_20_Internet_20_Link"><text:span text:style-name="T1"> the logica</text:span></text:a><text:a xlink:type="simple" xlink:href="https://courses.edx.org/courses/course-v1:Dartmouth_IMTx+DART.IMT.C.02+1T2018/course/#block-v1:Dartmouth_IMTx+DART.IMT.C.02+1T2018+type@sequential+block@fc9008c149444ca0a623cc332fc01e06" text:style-name="Internet_20_link" text:visited-style-name="Visited_20_Internet_20_Link"><text:span text:style-name="T2">l</text:span></text:a><text:a xlink:type="simple" xlink:href="https://courses.edx.org/courses/course-v1:Dartmouth_IMTx+DART.IMT.C.02+1T2018/course/#block-v1:Dartmouth_IMTx+DART.IMT.C.02+1T2018+type@sequential+block@fc9008c149444ca0a623cc332fc01e06" text:style-name="Internet_20_link" text:visited-style-name="Visited_20_Internet_20_Link"><text:span text:style-name="T1"> AND and OR</text:span></text:a></text:p>
      <text:p text:style-name="P3">Combine logical conditions using AND</text:p>
      <text:p text:style-name="P2"/>
      <text:p text:style-name="P1">Here we summarize how the logical and (&amp;&amp;) works on c program</text:p>
      <text:p text:style-name="P1">1 &amp;&amp; 1 : 1</text:p>
      <text:p text:style-name="P1">1 &amp;&amp; 0 : 0</text:p>
      <text:p text:style-name="P1">0 &amp;&amp; 1 : 0</text:p>
      <text:p text:style-name="P1">0 &amp;&amp; 0 : 0 </text:p>
      <text:p text:style-name="P1"/>
      <text:p text:style-name="P4">Combine logical conditions using OR</text:p>
      <text:p text:style-name="P5"/>
      <text:p text:style-name="P5">These options exist for logical or (||)</text:p>
      <text:p text:style-name="P5">1 || 1 : 1</text:p>
      <text:p text:style-name="P5">1 || 0 : 1</text:p>
      <text:p text:style-name="P5">0 || 1 : 1</text:p>
      <text:p text:style-name="P5">0 || 0 : 0</text:p>
      <text:p text:style-name="P5"><text:s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3:37:35.436189696</meta:creation-date>
    <dc:date>2019-02-13T01:03:13.062301474</dc:date>
    <meta:editing-duration>PT2H7M3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78" meta:character-count="308" meta:non-whitespace-character-count="241"/>
  </office:meta>
</office:document-meta>
</file>